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9B1643904A2933DF66.png" manifest:media-type="image/png"/>
  <manifest:file-entry manifest:full-path="Pictures/10000201000001D600000070661C72128F6AD0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26.103cm" fo:min-width="16.645cm"/>
    </style:style>
    <style:style style:name="gr2" style:family="graphic" style:parent-style-name="standard">
      <style:graphic-properties draw:textarea-horizontal-align="justify" draw:textarea-vertical-align="middle" draw:auto-grow-height="false" fo:min-height="10.227cm" fo:min-width="15.057cm"/>
    </style:style>
    <style:style style:name="gr3" style:family="graphic" style:parent-style-name="standard">
      <style:graphic-properties draw:textarea-horizontal-align="justify" draw:textarea-vertical-align="middle" draw:auto-grow-height="false" fo:min-height="7.052cm" fo:min-width="15.05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6.735cm" fo:min-width="13.7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7" style:family="graphic" style:parent-style-name="standard">
      <style:graphic-properties draw:fill="solid" draw:fill-color="#dee7e5" draw:textarea-horizontal-align="justify" draw:textarea-vertical-align="middle" draw:auto-grow-height="false" fo:min-height="2.607cm" fo:min-width="9.978cm"/>
      <style:paragraph-properties style:writing-mode="lr-tb"/>
    </style:style>
    <style:style style:name="gr8" style:family="graphic" style:parent-style-name="standard">
      <style:graphic-properties draw:fill="solid" draw:fill-color="#dee7e5" draw:textarea-horizontal-align="justify" draw:textarea-vertical-align="middle" draw:auto-grow-height="false" fo:min-height="1.38cm" fo:min-width="9.978cm"/>
      <style:paragraph-properties style:writing-mode="lr-tb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0.463cm" fo:min-width="13.7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.703cm" fo:min-width="2.992cm"/>
      <style:paragraph-properties style:writing-mode="lr-tb"/>
    </style:style>
    <style:style style:name="gr12" style:family="graphic" style:parent-style-name="standard">
      <style:graphic-properties draw:fill="solid" draw:fill-color="#ffffd7" draw:textarea-horizontal-align="justify" draw:textarea-vertical-align="middle" draw:auto-grow-height="false" fo:min-height="1.418cm" fo:min-width="0cm"/>
    </style:style>
    <style:style style:name="gr13" style:family="graphic" style:parent-style-name="standard" style:list-style-name="L1">
      <style:graphic-properties draw:fill="solid" draw:fill-color="#ffdbb6" draw:textarea-horizontal-align="justify" draw:textarea-vertical-align="middle" draw:auto-grow-height="false" fo:min-height="0.703cm" fo:min-width="3.945cm"/>
      <style:paragraph-properties style:writing-mode="lr-tb"/>
    </style:style>
    <style:style style:name="gr14" style:family="graphic" style:parent-style-name="standard">
      <style:graphic-properties draw:fill="solid" draw:fill-color="#ffffd7" draw:textarea-horizontal-align="justify" draw:textarea-vertical-align="middle" draw:auto-grow-height="false" fo:min-height="1.974cm" fo:min-width="0cm"/>
      <style:paragraph-properties style:writing-mode="lr-tb"/>
    </style:style>
    <style:style style:name="gr15" style:family="graphic" style:parent-style-name="standard">
      <style:graphic-properties draw:fill="solid" draw:fill-color="#dde8cb" draw:textarea-horizontal-align="justify" draw:textarea-vertical-align="middle" draw:auto-grow-height="false" fo:min-height="2.265cm" fo:min-width="5.215cm"/>
    </style:style>
    <style:style style:name="gr16" style:family="graphic" style:parent-style-name="standard">
      <style:graphic-properties draw:fill="solid" draw:fill-color="#b7b3ca" draw:textarea-horizontal-align="justify" draw:textarea-vertical-align="middle" draw:auto-grow-height="false" fo:min-height="1.337cm" fo:min-width="1.405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6.141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586cm" fo:min-width="0cm"/>
      <style:paragraph-properties style:writing-mode="lr-tb"/>
    </style:style>
    <style:style style:name="gr19" style:family="graphic" style:parent-style-name="standard">
      <style:graphic-properties draw:fill="solid" draw:fill-color="#ffffd7" draw:textarea-horizontal-align="justify" draw:textarea-vertical-align="middle" draw:auto-grow-height="false" fo:min-height="7.068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.3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2cm" fo:min-width="0cm"/>
      <style:paragraph-properties style:writing-mode="lr-tb"/>
    </style:style>
    <style:style style:name="gr22" style:family="graphic" style:parent-style-name="standard">
      <style:graphic-properties draw:fill="solid" draw:fill-color="#ff6d6d" draw:textarea-horizontal-align="justify" draw:textarea-vertical-align="middle" draw:auto-grow-height="false" fo:min-height="2.81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9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98cm"/>
      <style:paragraph-properties style:writing-mode="lr-tb"/>
    </style:style>
    <style:style style:name="gr25" style:family="graphic" style:parent-style-name="standard">
      <style:graphic-properties draw:fill="solid" draw:fill-color="#b7b3ca" draw:textarea-horizontal-align="justify" draw:textarea-vertical-align="middle" draw:auto-grow-height="false" fo:min-height="2.294cm" fo:min-width="3.159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="solid" draw:fill-color="#ffffd7" draw:textarea-horizontal-align="justify" draw:textarea-vertical-align="middle" draw:auto-grow-height="false" fo:min-height="5.445cm" fo:min-width="0cm"/>
      <style:paragraph-properties style:writing-mode="lr-tb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18.646cm" fo:min-width="18.067cm"/>
    </style:style>
    <style:style style:name="gr29" style:family="graphic" style:parent-style-name="standard">
      <style:graphic-properties draw:textarea-horizontal-align="justify" draw:textarea-vertical-align="middle" draw:auto-grow-height="false" fo:min-height="15.788cm" fo:min-width="1.24cm"/>
    </style:style>
    <style:style style:name="gr30" style:family="graphic" style:parent-style-name="standard">
      <style:graphic-properties draw:fill="solid" draw:fill-color="#dee7e5" draw:textarea-horizontal-align="justify" draw:textarea-vertical-align="middle" draw:auto-grow-height="false" fo:min-height="16.106cm" fo:min-width="9.978cm"/>
      <style:paragraph-properties style:writing-mode="lr-tb"/>
    </style:style>
    <style:style style:name="gr31" style:family="graphic" style:parent-style-name="standard">
      <style:graphic-properties draw:fill="solid" draw:fill-color="#dddddd" draw:textarea-horizontal-align="justify" draw:textarea-vertical-align="middle" draw:auto-grow-height="false" fo:min-height="4.358cm" fo:min-width="8.707cm"/>
    </style:style>
    <style:style style:name="gr32" style:family="graphic" style:parent-style-name="standard">
      <style:graphic-properties draw:fill="solid" draw:fill-color="#b7b3ca" draw:textarea-horizontal-align="justify" draw:textarea-vertical-align="middle" draw:auto-grow-height="false" fo:min-height="1.501cm" fo:min-width="2.99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4.358cm" fo:min-width="2.992cm"/>
      <style:paragraph-properties style:writing-mode="lr-tb"/>
    </style:style>
    <style:style style:name="gr34" style:family="graphic" style:parent-style-name="standard">
      <style:graphic-properties draw:fill="solid" draw:fill-color="#ffdbb6" draw:textarea-horizontal-align="justify" draw:textarea-vertical-align="middle" draw:auto-grow-height="false" fo:min-height="0.549cm" fo:min-width="2.992cm"/>
      <style:paragraph-properties style:writing-mode="lr-tb"/>
    </style:style>
    <style:style style:name="gr35" style:family="graphic" style:parent-style-name="standard" style:list-style-name="L1">
      <style:graphic-properties draw:fill="solid" draw:fill-color="#ffdbb6" draw:textarea-horizontal-align="justify" draw:textarea-vertical-align="middle" draw:auto-grow-height="false" fo:min-height="0.549cm" fo:min-width="3.945cm"/>
      <style:paragraph-properties style:writing-mode="lr-tb"/>
    </style:style>
    <style:style style:name="gr36" style:family="graphic" style:parent-style-name="standard">
      <style:graphic-properties draw:fill="solid" draw:fill-color="#dddddd" draw:textarea-horizontal-align="justify" draw:textarea-vertical-align="middle" draw:auto-grow-height="false" fo:min-height="10.391cm" fo:min-width="9.66cm"/>
    </style:style>
    <style:style style:name="gr37" style:family="graphic" style:parent-style-name="standard">
      <style:graphic-properties draw:fill="solid" draw:fill-color="#dddddd" draw:textarea-horizontal-align="justify" draw:textarea-vertical-align="middle" draw:auto-grow-height="false" fo:min-height="6.581cm" fo:min-width="2.504cm"/>
    </style:style>
    <style:style style:name="gr38" style:family="graphic" style:parent-style-name="standard">
      <style:graphic-properties draw:fill="solid" draw:fill-color="#dde8cb" draw:textarea-horizontal-align="justify" draw:textarea-vertical-align="middle" draw:auto-grow-height="false" fo:min-height="0.866cm" fo:min-width="2.358cm"/>
      <style:paragraph-properties style:writing-mode="lr-tb"/>
    </style:style>
    <style:style style:name="gr39" style:family="graphic" style:parent-style-name="standard">
      <style:graphic-properties draw:fill="solid" draw:fill-color="#dddddd" draw:textarea-horizontal-align="justify" draw:textarea-vertical-align="middle" draw:auto-grow-height="false" fo:min-height="6.581cm" fo:min-width="5.967cm"/>
    </style:style>
    <style:style style:name="gr40" style:family="graphic" style:parent-style-name="standard">
      <style:graphic-properties draw:fill="solid" draw:fill-color="#dde8cb" draw:textarea-horizontal-align="justify" draw:textarea-vertical-align="middle" draw:auto-grow-height="false" fo:min-height="0.866cm" fo:min-width="1.723cm"/>
      <style:paragraph-properties style:writing-mode="lr-tb"/>
    </style:style>
    <style:style style:name="gr41" style:family="graphic" style:parent-style-name="standard">
      <style:graphic-properties draw:fill="solid" draw:fill-color="#dddddd" draw:textarea-horizontal-align="justify" draw:textarea-vertical-align="middle" draw:auto-grow-height="false" fo:min-height="1.819cm" fo:min-width="2.6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87cm"/>
      <style:paragraph-properties style:writing-mode="lr-tb"/>
    </style:style>
    <style:style style:name="gr43" style:family="graphic" style:parent-style-name="standard">
      <style:graphic-properties draw:fill="solid" draw:fill-color="#dde8cb" draw:textarea-horizontal-align="justify" draw:textarea-vertical-align="middle" draw:auto-grow-height="false" fo:min-height="1.501cm" fo:min-width="2.04cm"/>
      <style:paragraph-properties style:writing-mode="lr-tb"/>
    </style:style>
    <style:style style:name="gr44" style:family="graphic" style:parent-style-name="standard" style:list-style-name="L1">
      <style:graphic-properties draw:fill="solid" draw:fill-color="#ffdbb6" draw:textarea-horizontal-align="justify" draw:textarea-vertical-align="middle" draw:auto-grow-height="false" fo:min-height="0.549cm" fo:min-width="3.945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.518cm"/>
    </style:style>
    <style:style style:name="gr46" style:family="graphic" style:parent-style-name="standard">
      <style:graphic-properties draw:fill="solid" draw:fill-color="#fff5ce" draw:textarea-horizontal-align="justify" draw:textarea-vertical-align="middle" draw:auto-grow-height="false" fo:min-height="0cm" fo:min-width="0.889cm"/>
      <style:paragraph-properties style:writing-mode="lr-tb"/>
    </style:style>
    <style:style style:name="gr47" style:family="graphic" style:parent-style-name="standard">
      <style:graphic-properties draw:fill="solid" draw:fill-color="#fff5ce" draw:textarea-horizontal-align="justify" draw:textarea-vertical-align="middle" draw:auto-grow-height="false" fo:min-height="0.072cm" fo:min-width="0.89cm"/>
      <style:paragraph-properties style:writing-mode="lr-tb"/>
    </style:style>
    <style:style style:name="gr48" style:family="graphic" style:parent-style-name="standard">
      <style:graphic-properties draw:fill="solid" draw:fill-color="#fff5ce" draw:textarea-horizontal-align="justify" draw:textarea-vertical-align="middle" draw:auto-grow-height="false" fo:min-height="0cm" fo:min-width="0.333cm"/>
      <style:paragraph-properties style:writing-mode="lr-tb"/>
    </style:style>
    <style:style style:name="gr49" style:family="graphic" style:parent-style-name="standard">
      <style:graphic-properties draw:fill="solid" draw:fill-color="#fff5ce" draw:textarea-horizontal-align="justify" draw:textarea-vertical-align="middle" draw:auto-grow-height="false" fo:min-height="0cm" fo:min-width="0.627cm"/>
      <style:paragraph-properties style:writing-mode="lr-tb"/>
    </style:style>
    <style:style style:name="gr50" style:family="graphic" style:parent-style-name="standard">
      <style:graphic-properties draw:fill="solid" draw:fill-color="#fff5ce" draw:textarea-horizontal-align="justify" draw:textarea-vertical-align="middle" draw:auto-grow-height="false" fo:min-height="0cm" fo:min-width="0.334cm"/>
      <style:paragraph-properties style:writing-mode="lr-tb"/>
    </style:style>
    <style:style style:name="gr51" style:family="graphic" style:parent-style-name="standard">
      <style:graphic-properties draw:fill="solid" draw:fill-color="#fff5ce" draw:textarea-horizontal-align="justify" draw:textarea-vertical-align="middle" draw:auto-grow-height="false" fo:min-height="0cm" fo:min-width="0.541cm"/>
      <style:paragraph-properties style:writing-mode="lr-tb"/>
    </style:style>
    <style:style style:name="gr52" style:family="graphic" style:parent-style-name="standard">
      <style:graphic-properties draw:fill="solid" draw:fill-color="#fff5ce" draw:textarea-horizontal-align="justify" draw:textarea-vertical-align="middle" draw:auto-grow-height="false" fo:min-height="0cm" fo:min-width="0.518cm"/>
    </style:style>
    <style:style style:name="gr53" style:family="graphic" style:parent-style-name="standard">
      <style:graphic-properties draw:fill="solid" draw:fill-color="#dde8cb" draw:textarea-horizontal-align="justify" draw:textarea-vertical-align="middle" draw:auto-grow-height="false" fo:min-height="1.184cm" fo:min-width="3.31cm"/>
      <style:paragraph-properties style:writing-mode="lr-tb"/>
    </style:style>
    <style:style style:name="gr54" style:family="graphic" style:parent-style-name="standard">
      <style:graphic-properties draw:fill="solid" draw:fill-color="#dee6ef" draw:textarea-horizontal-align="justify" draw:textarea-vertical-align="middle" draw:auto-grow-height="false" fo:min-height="2.216cm" fo:min-width="3.613cm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0.612cm"/>
    </style:style>
    <style:style style:name="gr56" style:family="graphic" style:parent-style-name="standard">
      <style:graphic-properties draw:textarea-horizontal-align="justify" draw:textarea-vertical-align="middle" draw:auto-grow-height="false" fo:min-height="0.709cm" fo:min-width="0cm"/>
    </style:style>
    <style:style style:name="gr57" style:family="graphic" style:parent-style-name="standard">
      <style:graphic-properties draw:textarea-horizontal-align="justify" draw:textarea-vertical-align="middle" draw:auto-grow-height="false" fo:min-height="0.987cm" fo:min-width="0cm"/>
    </style:style>
    <style:style style:name="gr58" style:family="graphic" style:parent-style-name="standard">
      <style:graphic-properties draw:textarea-horizontal-align="justify" draw:textarea-vertical-align="middle" draw:auto-grow-height="false" fo:min-height="4.042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1.079cm"/>
    </style:style>
    <style:style style:name="gr60" style:family="graphic" style:parent-style-name="standard">
      <style:graphic-properties draw:textarea-horizontal-align="justify" draw:textarea-vertical-align="middle" draw:auto-grow-height="false" fo:min-height="0cm" fo:min-width="0.89cm"/>
    </style:style>
    <style:style style:name="gr61" style:family="graphic" style:parent-style-name="standard">
      <style:graphic-properties draw:textarea-horizontal-align="justify" draw:textarea-vertical-align="middle" draw:auto-grow-height="false" fo:min-height="2.654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1.542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0.431cm" fo:min-width="0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3cac7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dee7e5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dee6ef"/>
      <style:paragraph-properties fo:text-align="center" style:writing-mode="lr-tb"/>
    </style:style>
    <style:style style:name="P9" style:family="paragraph">
      <loext:graphic-properties draw:fill="solid" draw:fill-color="#ffdbb6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ffffd7"/>
      <style:paragraph-properties fo:text-align="center" style:writing-mode="lr-tb"/>
    </style:style>
    <style:style style:name="P13" style:family="paragraph">
      <loext:graphic-properties draw:fill="solid" draw:fill-color="#dde8cb"/>
      <style:paragraph-properties fo:text-align="center"/>
    </style:style>
    <style:style style:name="P14" style:family="paragraph">
      <loext:graphic-properties draw:fill="solid" draw:fill-color="#b7b3ca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font-size="12pt" style:font-size-asian="18pt" style:font-size-complex="18pt"/>
    </style:style>
    <style:style style:name="P16" style:family="paragraph">
      <loext:graphic-properties draw:fill="solid" draw:fill-color="#ffffd7"/>
      <style:paragraph-properties fo:text-align="center" style:writing-mode="lr-tb"/>
      <style:text-properties fo:font-size="12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9pt" fo:font-weight="bold" style:font-size-asian="18pt" style:font-size-complex="18pt"/>
    </style:style>
    <style:style style:name="P18" style:family="paragraph">
      <loext:graphic-properties draw:fill="solid" draw:fill-color="#ff6d6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1pt" fo:font-weight="bold" style:font-size-asian="18pt" style:font-size-complex="18pt"/>
    </style:style>
    <style:style style:name="P20" style:family="paragraph">
      <style:paragraph-properties fo:text-align="center" style:writing-mode="lr-tb"/>
      <style:text-properties fo:font-size="10pt" fo:font-style="italic" style:font-size-asian="18pt" style:font-size-complex="18pt"/>
    </style:style>
    <style:style style:name="P21" style:family="paragraph">
      <loext:graphic-properties draw:fill="solid" draw:fill-color="#b7b3ca"/>
      <style:paragraph-properties fo:text-align="center" style:writing-mode="lr-tb"/>
      <style:text-properties fo:font-size="10pt" fo:font-style="italic" style:font-size-asian="18pt" style:font-size-complex="18pt"/>
    </style:style>
    <style:style style:name="P22" style:family="paragraph">
      <loext:graphic-properties draw:fill="solid" draw:fill-color="#dddddd"/>
      <style:paragraph-properties fo:text-align="center"/>
    </style:style>
    <style:style style:name="P23" style:family="paragraph">
      <loext:graphic-properties draw:fill="solid" draw:fill-color="#fff5ce"/>
      <style:paragraph-properties fo:text-align="center"/>
    </style:style>
    <style:style style:name="P24" style:family="paragraph">
      <loext:graphic-properties draw:fill="solid" draw:fill-color="#dee6ef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9pt" fo:font-weight="bold" style:font-size-asian="18pt" style:font-size-complex="18pt"/>
    </style:style>
    <style:style style:name="T4" style:family="text">
      <style:text-properties fo:font-size="11pt" fo:font-weight="bold" style:font-size-asian="18pt" style:font-size-complex="18pt"/>
    </style:style>
    <style:style style:name="T5" style:family="text">
      <style:text-properties fo:font-size="10pt" fo:font-style="italic" style:font-size-asian="18pt" style:font-size-complex="18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26.353cm" svg:x="1.8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557cm" svg:height="10.477cm" svg:x="2.117cm" svg:y="16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57cm" svg:height="7.302cm" svg:x="2.435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226cm" svg:height="1.245cm" svg:x="2.924cm" svg:y="2.905cm">
          <draw:image xlink:href="Pictures/10000201000001D600000070661C72128F6AD0DC.png" xlink:type="simple" xlink:show="embed" xlink:actuate="onLoad" draw:mime-type="image/png">
            <text:p/>
          </draw:image>
        </draw:frame>
        <draw:frame draw:style-name="gr4" draw:text-style-name="P3" draw:layer="layout" svg:width="1.481cm" svg:height="1.148cm" svg:x="2.117cm" svg:y="25.569cm">
          <draw:image xlink:href="Pictures/10000201000000C80000009B1643904A2933DF66.png" xlink:type="simple" xlink:show="embed" xlink:actuate="onLoad" draw:mime-type="image/png">
            <text:p/>
          </draw:image>
        </draw:frame>
        <draw:custom-shape draw:style-name="gr5" draw:text-style-name="P4" draw:layer="layout" svg:width="14.288cm" svg:height="6.985cm" svg:x="2.752cm" svg:y="16.55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54cm" svg:height="1.116cm" svg:x="14.182cm" svg:y="16.875cm">
          <draw:text-box>
            <text:p>r-exasol</text:p>
          </draw:text-box>
        </draw:frame>
        <draw:custom-shape draw:style-name="gr7" draw:text-style-name="P6" draw:layer="layout" svg:width="10.478cm" svg:height="2.857cm" svg:x="3.387cm" svg:y="16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478cm" svg:height="1.63cm" svg:x="3.387cm" svg:y="21.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4.288cm" svg:height="0.713cm" svg:x="2.752cm" svg:y="24.495cm">
          <text:p text:style-name="P7">Client code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639cm" svg:height="1.116cm" svg:x="10.372cm" svg:y="16.865cm">
          <draw:text-box>
            <text:p>C-Interface</text:p>
          </draw:text-box>
        </draw:frame>
        <draw:frame draw:style-name="gr10" draw:text-style-name="P5" draw:layer="layout" svg:width="3.639cm" svg:height="1.116cm" svg:x="9.908cm" svg:y="21.637cm">
          <draw:text-box>
            <text:p>R-Interface</text:p>
          </draw:text-box>
        </draw:frame>
        <draw:custom-shape draw:style-name="gr11" draw:text-style-name="P9" draw:layer="layout" svg:width="3.492cm" svg:height="0.953cm" svg:x="3.705cm" svg:y="21.637cm">
          <text:p text:style-name="P7">readData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35cm" svg:height="1.905cm" svg:x="4.657cm" svg:y="22.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3.492cm" svg:height="0.953cm" svg:x="3.705cm" svg:y="18.145cm">
          <text:p text:style-name="P10"><text:span text:style-name="T1">asyncRODBCIOSt</text:span><text:span text:style-name="T1">ar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445cm" svg:height="0.953cm" svg:x="7.35cm" svg:y="18.144cm">
          <text:p text:style-name="P10"><text:span text:style-name="T1">asyncRODBCQuery</text:span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635cm" svg:height="2.54cm" svg:x="4.975cm" svg:y="19.097cm">
          <text:p text:style-name="P7">A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2" draw:layer="layout" svg:width="0.635cm" svg:height="2.54cm" draw:transform="rotate (-0.691673982565353) translate (7.445cm 19.187cm)">
          <text:p text:style-name="P7">B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3" draw:layer="layout" svg:width="5.715cm" svg:height="4.763cm" svg:x="11.007cm" svg:y="3.22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4" draw:layer="layout" svg:width="1.905cm" svg:height="1.587cm" svg:x="3.387cm" svg:y="9.255cm">
          <text:p text:style-name="P7">DB</text:p>
          <text:p text:style-name="P7">Port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635cm" svg:height="7.303cm" svg:x="4.022cm" svg:y="10.842cm">
          <text:p text:style-name="P15"><text:span text:style-name="T2">A1</text:span></text:p>
          <text:p text:style-name="P15"><text:span text:style-name="T2">Connect()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0.953cm" svg:height="6.668cm" svg:x="14.5cm" svg:y="9.572cm">
          <text:p text:style-name="P7">ODBC</text:p>
          <text:p text:style-name="P7">Connectio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6" draw:layer="layout" svg:width="0.652cm" svg:height="8.362cm" draw:transform="rotate (-0.696735437396137) translate (14.182cm 11.477cm)">
          <text:p text:style-name="P15"><text:span text:style-name="T2">B1</text:span></text:p>
          <text:p text:style-name="P15"><text:span text:style-name="T2">Export </text:span></text:p>
          <text:p text:style-name="P15"><text:span text:style-name="T2">STM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4" draw:layer="layout" svg:width="1.905cm" svg:height="1.587cm" svg:x="6.245cm" svg:y="9.255cm">
          <text:p text:style-name="P7">TCP</text:p>
          <text:p text:style-name="P7">Port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953cm" svg:height="0.317cm" svg:x="5.292cm" svg:y="9.89cm">
          <text:p text:style-name="P15"><text:span text:style-name="T2">A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7" draw:layer="layout" svg:width="2.602cm" svg:height="1.856cm" svg:x="4.748cm" svg:y="12.212cm">
          <draw:text-box>
            <text:p><text:span text:style-name="T3">Get</text:span></text:p>
            <text:p><text:span text:style-name="T3">Port/</text:span><text:span text:style-name="T3">Serve</text:span><text:span text:style-name="T3">r</text:span></text:p>
            <text:p><text:span text:style-name="T3">(used </text:span><text:span text:style-name="T3">in </text:span></text:p>
            <text:p><text:span text:style-name="T3">SQL </text:span><text:span text:style-name="T3">STMT</text:span><text:span text:style-name="T3">)</text:span></text:p>
          </draw:text-box>
        </draw:frame>
        <draw:custom-shape draw:style-name="gr22" draw:text-style-name="P18" draw:layer="layout" svg:width="0.953cm" svg:height="3.504cm" draw:transform="rotate (-0.924675437706596) translate (10.687cm 7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9" draw:layer="layout" svg:width="1.471cm" svg:height="1.269cm" svg:x="9.219cm" svg:y="7.822cm">
          <draw:text-box>
            <text:p><text:span text:style-name="T4">Writ</text:span><text:span text:style-name="T4">e</text:span></text:p>
            <text:p><text:span text:style-name="T4">CSV</text:span></text:p>
          </draw:text-box>
        </draw:frame>
        <draw:custom-shape draw:style-name="gr17" draw:text-style-name="P16" draw:layer="layout" svg:width="0.635cm" svg:height="7.303cm" draw:transform="rotate (-3.1394982584874) translate (8.157cm 18.1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9" draw:layer="layout" svg:width="1.298cm" svg:height="1.269cm" svg:x="7.667cm" svg:y="13.7cm">
          <draw:text-box>
            <text:p><text:span text:style-name="T4">get</text:span></text:p>
            <text:p><text:span text:style-name="T4">CSV</text:span></text:p>
          </draw:text-box>
        </draw:frame>
        <draw:custom-shape draw:style-name="gr25" draw:text-style-name="P21" draw:layer="layout" svg:width="3.658cm" svg:height="3.175cm" svg:x="8.937cm" svg:y="10.207cm">
          <text:p text:style-name="P20"><text:span text:style-name="T5">Happens </text:span></text:p>
          <text:p text:style-name="P20"><text:span text:style-name="T5">Simultaneously</text:span></text:p>
          <text:p text:style-name="P20"><text:span text:style-name="T5">“</text:span><text:span text:style-name="T5">B1”-triggers</text:span></text:p>
          <text:p text:style-name="P20"><text:span text:style-name="T5">Export from DB</text:span></text:p>
          <text:p text:style-name="P20"><text:span text:style-name="T5"><text:s/></text:span><text:span text:style-name="T5">and returns</text:span></text:p>
          <text:p text:style-name="P20"><text:span text:style-name="T5">Only after export </text:span></text:p>
          <text:p text:style-name="P20"><text:span text:style-name="T5">finishe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26" draw:text-style-name="P3" draw:layer="layout" svg:x1="10.69cm" svg:y1="10.207cm" svg:x2="9.737cm" svg:y2="8.937cm">
          <text:p/>
        </draw:line>
        <draw:line draw:style-name="gr26" draw:text-style-name="P3" draw:layer="layout" svg:x1="8.937cm" svg:y1="12.112cm" svg:x2="8.15cm" svg:y2="12.43cm">
          <text:p/>
        </draw:line>
        <draw:line draw:style-name="gr26" draw:text-style-name="P3" draw:layer="layout" svg:x1="11.16cm" svg:y1="13.382cm" svg:x2="11.642cm" svg:y2="14.335cm">
          <text:p/>
        </draw:line>
        <draw:custom-shape draw:style-name="gr27" draw:text-style-name="P12" draw:layer="layout" svg:width="0.635cm" svg:height="7.303cm" svg:x="6.397cm" svg:y="10.842cm">
          <text:p text:style-name="P7">A3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28" draw:text-style-name="P1" draw:layer="layout" svg:width="18.567cm" svg:height="19.05cm" svg:x="1.8cm" svg:y="1.3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74cm" svg:height="16.192cm" svg:x="2.117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81cm" svg:height="1.148cm" svg:x="2.27cm" svg:y="8.62cm">
          <draw:image xlink:href="Pictures/10000201000000C80000009B1643904A2933DF66.png" xlink:type="simple" xlink:show="embed" xlink:actuate="onLoad" draw:mime-type="image/png">
            <text:p/>
          </draw:image>
        </draw:frame>
        <draw:custom-shape draw:style-name="gr30" draw:text-style-name="P6" draw:layer="layout" svg:width="10.478cm" svg:height="16.51cm" svg:x="4.663cm" svg:y="2.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9.207cm" svg:height="4.762cm" svg:x="4.81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3.492cm" svg:height="1.905cm" svg:x="15.605cm" svg:y="5.762cm">
          <text:p text:style-name="P7">TCP</text:p>
          <text:p text:style-name="P7">Socket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.492cm" svg:height="4.762cm" svg:x="15.605cm" svg:y="9.89cm">
          <text:p text:style-name="P2">ODBC</text:p>
          <text:p text:style-name="P2">Connection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3.492cm" svg:height="0.953cm" svg:x="9.255cm" svg:y="17.192cm">
          <text:p text:style-name="P10"><text:span text:style-name="T1">asyncRODBCIOStart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4.445cm" svg:height="0.953cm" svg:x="4.81cm" svg:y="14.652cm">
          <text:p text:style-name="P10"><text:span text:style-name="T1">asyncRODBCQueryStart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10.16cm" svg:height="10.795cm" svg:x="4.81cm" svg:y="2.5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3.004cm" svg:height="6.985cm" svg:x="4.981cm" svg:y="3.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858cm" svg:height="1.27cm" svg:x="5.127cm" svg:y="4.957cm">
          <text:p text:style-name="P2"><text:span text:style-name="T6">R</text:span><text:span text:style-name="T6">Wr</text:span><text:span text:style-name="T6">iter</text:span></text:p>
          <text:p text:style-name="P2"><text:span text:style-name="T6">Co</text:span><text:span text:style-name="T6">nn</text:span><text:span text:style-name="T6">ect</text:span><text:span text:style-name="T6">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858cm" svg:height="1.27cm" svg:x="5.127cm" svg:y="6.862cm">
          <text:p text:style-name="P2"><text:span text:style-name="T6">RReader</text:span></text:p>
          <text:p text:style-name="P2"><text:span text:style-name="T6">Connec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6.467cm" svg:height="6.985cm" svg:x="8.185cm" svg:y="3.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858cm" svg:height="1.27cm" svg:x="8.602cm" svg:y="6.862cm">
          <text:p text:style-name="P2"><text:span text:style-name="T6">HTTP</text:span></text:p>
          <text:p text:style-name="P2"><text:span text:style-name="T6">ChunkRead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858cm" svg:height="1.27cm" svg:x="8.602cm" svg:y="4.957cm">
          <text:p text:style-name="P2"><text:span text:style-name="T6">HTTP</text:span></text:p>
          <text:p text:style-name="P2"><text:span text:style-name="T6">ChunkWriter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2.223cm" svg:height="1.27cm" svg:x="12.23cm" svg:y="5.91cm">
          <text:p text:style-name="P2"><text:span text:style-name="T6">Socket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3.175cm" svg:height="2.223cm" svg:x="11.16cm" svg:y="10.842cm">
          <text:p/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2.123cm" svg:height="0.837cm" svg:x="11.774cm" svg:y="10.958cm">
          <draw:text-box>
            <text:p><text:span text:style-name="T6">Pkg odbc</text:span></text:p>
          </draw:text-box>
        </draw:frame>
        <draw:custom-shape draw:style-name="gr38" draw:text-style-name="P13" draw:layer="layout" svg:width="2.858cm" svg:height="1.27cm" svg:x="11.377cm" svg:y="11.595cm">
          <text:p text:style-name="P2"><text:span text:style-name="T6">OdbcAsync</text:span></text:p>
          <text:p text:style-name="P2"><text:span text:style-name="T6">Executor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.54cm" svg:height="1.905cm" svg:x="8.502cm" svg:y="8.437cm">
          <text:p text:style-name="P2"><text:span text:style-name="T6">Connection</text:span></text:p>
          <text:p text:style-name="P2"><text:span text:style-name="T6">Controller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.445cm" svg:height="0.953cm" svg:x="6.397cm" svg:y="15.922cm">
          <text:p text:style-name="P10"><text:span text:style-name="T1">asyncRODBCQueryFinish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639cm" svg:height="1.827cm" svg:x="10.207cm" svg:y="13.778cm">
          <draw:text-box>
            <text:p>Plain</text:p>
            <text:p>C-Interface</text:p>
          </draw:text-box>
        </draw:frame>
        <draw:custom-shape draw:style-name="gr45" draw:text-style-name="P2" draw:layer="layout" svg:width="1.27cm" svg:height="0.635cm" svg:x="3.54cm" svg:y="15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4.384cm" svg:height="1.116cm" svg:x="10.16cm" svg:y="2.594cm">
          <draw:text-box>
            <text:p>C++-Interface</text:p>
          </draw:text-box>
        </draw:frame>
        <draw:custom-shape draw:style-name="gr46" draw:text-style-name="P23" draw:layer="layout" svg:width="1.587cm" svg:height="0.635cm" svg:x="3.54cm" svg:y="5.127cm">
          <text:p text:style-name="P2">A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3" draw:layer="layout" svg:width="1.587cm" svg:height="0.952cm" svg:x="3.54cm" svg:y="7.032cm">
          <text:p text:style-name="P2">A2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3" draw:layer="layout" svg:width="0.952cm" svg:height="0.635cm" svg:x="7.667cm" svg:y="5.127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3" draw:layer="layout" svg:width="1.288cm" svg:height="0.635cm" svg:x="11.142cm" svg:y="5.7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3" draw:layer="layout" svg:width="0.952cm" svg:height="0.635cm" svg:x="7.667cm" svg:y="7.032cm">
          <text:p text:style-name="P2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23" draw:layer="layout" svg:width="1.188cm" svg:height="0.635cm" svg:x="11.242cm" svg:y="6.7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23" draw:layer="layout" svg:width="1.27cm" svg:height="0.317cm" svg:x="14.552cm" svg:y="6.4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3.639cm" svg:height="1.116cm" svg:x="8.302cm" svg:y="3.694cm">
          <draw:text-box>
            <text:p><text:span text:style-name="T6">Pkg </text:span><text:span text:style-name="T6">connection</text:span></text:p>
          </draw:text-box>
        </draw:frame>
        <draw:frame draw:style-name="gr10" draw:text-style-name="P5" draw:layer="layout" svg:width="3.639cm" svg:height="1.269cm" svg:x="5.298cm" svg:y="3.694cm">
          <draw:text-box>
            <text:p><text:span text:style-name="T6">P</text:span><text:span text:style-name="T6">k</text:span><text:span text:style-name="T6">g </text:span></text:p>
            <text:p><text:span text:style-name="T6">r</text:span><text:span text:style-name="T6">c</text:span><text:span text:style-name="T6">o</text:span><text:span text:style-name="T6">n</text:span><text:span text:style-name="T6">n</text:span><text:span text:style-name="T6">e</text:span><text:span text:style-name="T6">ct</text:span><text:span text:style-name="T6">io</text:span><text:span text:style-name="T6">n</text:span></text:p>
          </draw:text-box>
        </draw:frame>
        <draw:custom-shape draw:style-name="gr53" draw:text-style-name="P13" draw:layer="layout" svg:width="3.81cm" svg:height="1.588cm" svg:x="6.08cm" svg:y="11.477cm">
          <text:p text:style-name="P2"><text:span text:style-name="T6">Connection</text:span></text:p>
          <text:p text:style-name="P2"><text:span text:style-name="T6">Cont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4.985cm" svg:height="3.492cm" svg:x="15.605cm" svg:y="1.63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8" draw:text-style-name="P23" draw:layer="layout" svg:width="0.952cm" svg:height="0.635cm" svg:x="16.557cm" svg:y="2.5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5" draw:layer="layout" svg:width="3.639cm" svg:height="1.116cm" svg:x="17.453cm" svg:y="2.424cm">
          <draw:text-box>
            <text:p><text:span text:style-name="T7">Dataflow</text:span></text:p>
          </draw:text-box>
        </draw:frame>
        <draw:custom-shape draw:style-name="gr55" draw:text-style-name="P2" draw:layer="layout" svg:width="1.27cm" svg:height="0.635cm" svg:x="16.557cm" svg:y="3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5" draw:layer="layout" svg:width="3.639cm" svg:height="1.116cm" svg:x="17.681cm" svg:y="3.376cm">
          <draw:text-box>
            <text:p><text:span text:style-name="T7">API</text:span></text:p>
          </draw:text-box>
        </draw:frame>
        <draw:custom-shape draw:style-name="gr56" draw:text-style-name="P2" draw:layer="layout" svg:width="0.318cm" svg:height="1.27cm" svg:x="7.985cm" svg:y="12.74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" draw:layer="layout" svg:width="0.318cm" svg:height="1.588cm" svg:x="8.937cm" svg:y="10.2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" draw:layer="layout" svg:width="0.318cm" svg:height="5.08cm" svg:x="7.35cm" svg:y="6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" draw:layer="layout" svg:width="1.804cm" svg:height="0.177cm" draw:transform="rotate (-0.990823416357181) translate (10.955cm 10.1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2" draw:layer="layout" svg:width="1.588cm" svg:height="0.317cm" svg:x="14.017cm" svg:y="12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" draw:layer="layout" svg:width="0.319cm" svg:height="3.493cm" svg:x="6.397cm" svg:y="7.9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2" draw:layer="layout" svg:width="0.318cm" svg:height="2.223cm" svg:x="8.619cm" svg:y="6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2" draw:layer="layout" svg:width="0.317cm" svg:height="0.953cm" svg:x="9.89cm" svg:y="7.8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279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2T08:46:08.948164515</meta:creation-date>
    <dc:date>2021-08-02T11:46:31.467761926</dc:date>
    <meta:editing-duration>PT23M26S</meta:editing-duration>
    <meta:editing-cycles>8</meta:editing-cycles>
    <meta:generator>LibreOffice/7.1.5.2$Linux_X86_64 LibreOffice_project/10$Build-2</meta:generator>
    <meta:document-statistic meta:object-count="83"/>
  </office:meta>
</office:document-meta>
</file>